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1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2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0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3" style:family="paragraph" style:parent-style-name="Heading_20_1">
      <style:paragraph-properties fo:margin-left="-0.3126in" fo:margin-right="-0.3752in" fo:text-indent="0in" style:auto-text-indent="false"/>
    </style:style>
    <style:style style:name="P34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5" style:family="paragraph" style:parent-style-name="Heading_20_2">
      <style:paragraph-properties fo:margin-left="-0.3126in" fo:margin-right="-0.3752in" fo:text-indent="0in" style:auto-text-indent="false"/>
    </style:style>
    <style:style style:name="P36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000000"/>
    </style:style>
    <style:style style:name="T23" style:family="text">
      <style:text-properties fo:color="#660000"/>
    </style:style>
    <style:style style:name="T24" style:family="text">
      <style:text-properties fo:color="#274e13" fo:font-weight="bold" style:font-weight-asian="bold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7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ree (Libre) Open Source Software (FLOSS)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2"><text:bookmark text:name="_i1xdfhzf5vjw"/><text:span text:style-name="T22">Work Experience</text:span></text:p>
      <text:p text:style-name="P1"/>
      <text:p text:style-name="P36"><text:bookmark text:name="_k9pvr1ltfl7b"/><text:span text:style-name="T23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<text:span text:style-name="T22">Feb 2020</text:span> <text:s text:c="3"/>⦚ <text:s text:c="3"/><text:span text:style-name="T22">present</text:span>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4">🫰🦖🪜🪜🇺🇸🇧🇷</text:span></text:p>
      <text:list xml:id="list4217463320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/text:p>
        </text:list-item>
      </text:list>
      <text:p text:style-name="P14"/>
      <text:p text:style-name="P36"><text:bookmark text:name="_ug63ikoxxa"/><text:span text:style-name="T23">Tech Advisor</text:span><text:span text:style-name="T22">, Principal Engineer</text:span>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<text:span text:style-name="T22">Nov 2018 </text:span><text:s text:c="3"/>⦚ <text:s text:c="3"/><text:span text:style-name="T22">1.5y</text:span>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4">🫰💲🇺🇸🇲🇽🇮🇩</text:span></text:p>
      <text:list xml:id="list2388091500" text:style-name="WWNum1">
        <text:list-item>
          <text:p text:style-name="P16"><text:span text:style-name="T13">Built Redox integration, email gateway, and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/text:p>
        </text:list-item>
      </text:list>
      <text:p text:style-name="P5"/>
      <text:p text:style-name="P35"><text:bookmark text:name="_c3vyx59154lc"/><text:span text:style-name="T22">Principal Engineer </text:span>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<text:span text:style-name="T22">Sep 2017</text:span> <text:s text:c="3"/>⦚ <text:s text:c="3"/><text:span text:style-name="T22">0.8y</text:span></text:p>
      <text:p text:style-name="P31"><text:bookmark text:name="_k2x60k27t6l3"/>🥞Rails 4.2…5.2, Ruby 2.3…2.5, RSpec, psql, Ubuntu, OPC DA<text:span text:style-name="T13"> <text:s/>⦚ <text:s/></text:span><text:span text:style-name="T24">🫰🦖🇺🇸</text:span></text:p>
      <text:list xml:id="list114925711832711" text:continue-list="list4217463320" text:style-name="WWNum10">
        <text:list-item>
          <text:p text:style-name="P17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</text:span></text:p>
        </text:list-item>
      </text:list>
      <text:p text:style-name="P15"/>
      <text:p text:style-name="Heading_20_2"><text:bookmark text:name="_g6ga4h9l23nw"/><text:span text:style-name="T22">Principal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y 2016</text:span> <text:s text:c="3"/>⦚ <text:s text:c="3"/><text:span text:style-name="T22">3.6y</text:span></text:p>
      <text:p text:style-name="P31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4">🦖📜📜📜🇺🇸</text:span></text:p>
      <text:list xml:id="list114925107932350" text:continue-numbering="true" text:style-name="WWNum10">
        <text:list-item>
          <text:p text:style-name="P24"><text:span text:style-name="T13">Contract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/text:p>
        </text:list-item>
        <text:list-item>
          <text:p text:style-name="P24"><text:soft-page-break/><text:span text:style-name="T13">Contract (extended)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Gainbridge (React v16)</text:span></text:p>
        </text:list-item>
      </text:list>
      <text:p text:style-name="P15"/>
      <text:p text:style-name="P36"><text:bookmark text:name="_y9topctynytv"/><text:span text:style-name="T22">Principal Engineer </text:span>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🦖🪜🇺🇸🇮🇩</text:span></text:p>
      <text:list xml:id="list1200317668" text:style-name="WWNum3">
        <text:list-item>
          <text:p text:style-name="P20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</text:span></text:p>
        </text:list-item>
      </text:list>
      <text:p text:style-name="P3"/>
      <text:p text:style-name="P36"><text:bookmark text:name="_ru9p3iw4gopw"/><text:span text:style-name="T22">Staff Engineer (equivalent) </text:span>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<text:span text:style-name="T22">2y</text:span>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🇺🇸</text:span></text:p>
      <text:list xml:id="list114925235266395" text:continue-list="list114925107932350" text:style-name="WWNum10">
        <text:list-item>
          <text:p text:style-name="P21"><text:span text:style-name="T13">Monolith e</text:span><text:span text:style-name="T18">xtract</text:span><text:span text:style-name="T13">ions E</text:span><text:span text:style-name="T18">mber</text:span><text:span text:style-name="T13">/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</text:span></text:p>
        </text:list-item>
      </text:list>
      <text:p text:style-name="P3"/>
      <text:p text:style-name="P36"><text:bookmark text:name="_pntfs1ljgiif"/><text:span text:style-name="T22">Staff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2"/><text:span text:style-name="T22"><text:s/>1.3y</text:span></text:p>
      <text:p text:style-name="P31"><text:bookmark text:name="_t6p1cr2v6tbe"/>🥞Ruby 1.8…2.1, CGI, FastCGI, Mail gem, RSpec, Oracle 11g, rbenv, bash, daemons, RedHat linux<text:span text:style-name="T13"> <text:s/>⦚ <text:s/></text:span><text:span text:style-name="T24">📜🇺🇸</text:span></text:p>
      <text:list xml:id="list3623106869" text:style-name="WWNum13">
        <text:list-item>
          <text:p text:style-name="P22"><text:span text:style-name="T18">Initial 9 month contact with </text:span><text:a xlink:type="simple" xlink:href="http://cpg.org" text:style-name="ListLabel_20_119" text:visited-style-name="ListLabel_20_119"><text:span text:style-name="T10">Church Pension Group</text:span></text:a><text:span text:style-name="T18"> extended </text:span><text:span text:style-name="T13">to</text:span><text:span text:style-name="T18"> project completion</text:span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6"><text:bookmark text:name="_t2ntap5i99ac"/><text:span text:style-name="T23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Nov 2012</text:span> <text:s text:c="3"/>⦚ <text:s text:c="3"/><text:span text:style-name="T22">1.1y</text:span>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🫰💲🇺🇸🇧🇷</text:span></text:p>
      <text:list xml:id="list114926094152657" text:continue-list="list114925235266395" text:style-name="WWNum10">
        <text:list-item>
          <text:p text:style-name="P17"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</text:span></text:p>
        </text:list-item>
      </text:list>
      <text:p text:style-name="P5"/>
      <text:p text:style-name="P36"><text:bookmark text:name="_pyuioxo0snac"/><text:span text:style-name="T22">Senior Engineer </text:span>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<text:span text:style-name="T22">2.3y</text:span></text:p>
      <text:p text:style-name="P31"><text:bookmark text:name="_enpaspohdt12"/>🥞Rails 2.3…3.2, Ruby 1.8…1.9, Grape, RSpec, RequireJS, Foundation, Slim, SASS, SOAP, Unicorn, Puma, TeamCity, Git<text:span text:style-name="T13"> <text:s/>⦚ <text:s/></text:span><text:span text:style-name="T24">🫰🪜🇺🇸</text:span></text:p>
      <text:list xml:id="list2152011276" text:style-name="WWNum5">
        <text:list-item>
          <text:p text:style-name="P18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</text:span></text:p>
        </text:list-item>
      </text:list>
      <text:p text:style-name="P5"/>
      <text:p text:style-name="P36"><text:bookmark text:name="_v10ut8ifg3wm"/><text:span text:style-name="T22">Senior Engineer</text:span> <text:span text:style-name="T23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2"/><text:span text:style-name="T22"><text:s/>Sep 2008</text:span> <text:s text:c="3"/>⦚ <text:s text:c="3"/><text:span text:style-name="T22">6.1y</text:span>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🪜📜🇺🇸🇧🇷</text:span></text:p>
      <text:list xml:id="list114924416267815" text:continue-list="list114926094152657" text:style-name="WWNum10">
        <text:list-item>
          <text:p text:style-name="P17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6"><text:bookmark text:name="_kd5j9raf77f7"/><text:soft-page-break/><text:span text:style-name="T22">Senior Engineer </text:span><text:span text:style-name="T23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<text:span text:style-name="T22">4.6y</text:span>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4">🫰🪜🪜🇺🇸</text:span></text:p>
      <text:list xml:id="list3259293865" text:style-name="WWNum9">
        <text:list-item>
          <text:p text:style-name="P25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</text:span></text:p>
        </text:list-item>
        <text:list-item>
          <text:p text:style-name="P25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6"><text:bookmark text:name="_ovsu95jt1jvs"/><text:span text:style-name="T22">Senior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<text:span text:style-name="T22">3.6y</text:span></text:p>
      <text:p text:style-name="P31"><text:bookmark text:name="_yldyk8ng7p6v"/>🥞Rails 1.2…2.3, Ruby 1.8…1.9, MySQL, RSpec, EPub, Solr, Redmine, jQuery, AJAX, CSS, Debian, Ubuntu, Bash <text:s/>⦚ <text:s/><text:span text:style-name="T24">🪜📜📜📜🇺🇸</text:span></text:p>
      <text:list xml:id="list71066768" text:style-name="WWNum4">
        <text:list-item>
          <text:p text:style-name="P26"><text:span text:style-name="T13">Contract (extended) to write apps for a new credit union. Money transfers via third party financial institutions; $13MM transferred. Fraud detection, CX tools, KB, i</text:span><text:span text:style-name="T18">nterest calcula</text:span><text:span text:style-name="T13">tions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6"><text:span text:style-name="T13">Contract to write a “physical letters to Legislators as a Service” web app</text:span></text:p>
        </text:list-item>
        <text:list-item>
          <text:p text:style-name="P26"><text:span text:style-name="T13">Contract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6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14"/>
      <text:p text:style-name="P36"><text:bookmark text:name="_7647vhbsbucy"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<text:span text:style-name="T22"> - Indiana General Assembly</text:span> <text:s text:c="2"/>⦚ <text:s text:c="3"/><text:span text:style-name="T22">1997-9, 2006-7</text:span> <text:s text:c="3"/>⦚ <text:s text:c="2"/><text:span text:style-name="T22"><text:s/>2.3y</text:span></text:p>
      <text:p text:style-name="P31"><text:bookmark text:name="_8fe374mqeb3o"/>🥞Rails 1.1…1.2, Ruby 1.8, Oracle 8i, 9i &amp; 10g, jQuery, CSS, Redhat, IIS, XML, XSL, Tomcat, Cocoon, C#, Google Mini<text:span text:style-name="T13"> <text:s/>⦚ <text:s/></text:span><text:span text:style-name="T24">🪜🇺🇸</text:span></text:p>
      <text:list xml:id="list4108609453" text:style-name="WWNum12">
        <text:list-item>
          <text:p text:style-name="P19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9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9"><text:span text:style-name="T13">As a standout CS student @ BSU, selected in 1st-and-2nd-ever technical intern groups; Built issue tracker app</text:span></text:p>
        </text:list-item>
      </text:list>
      <text:p text:style-name="P5"/>
      <text:p text:style-name="P36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<text:span text:style-name="T22">1.4y</text:span></text:p>
      <text:p text:style-name="P31"><text:bookmark text:name="_vogv1hksmmup"/>🥞Rails 0.10…1.1, Ruby 1.8, Mongrel, MySQL, Bugzilla, Bash, PHP, Java, Perl, Scheme, Nagios, Debian, apt<text:span text:style-name="T13"> <text:s/>⦚ <text:s/></text:span><text:span text:style-name="T24">🪜🇺🇸</text:span></text:p>
      <text:list xml:id="list2488224389" text:style-name="WWNum11">
        <text:list-item>
          <text:p text:style-name="P27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</text:span></text:p>
        </text:list-item>
      </text:list>
      <text:p text:style-name="P4"/>
      <text:p text:style-name="P33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1097987726" text:style-name="WWNum8">
        <text:list-item>
          <text:p text:style-name="P28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8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8"><text:soft-page-break/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8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8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8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8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8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/>
      <text:p text:style-name="P34"><text:bookmark text:name="_k5uuoi4hvp7f"/>Projects - Volunteer Work</text:p>
      <text:list xml:id="list1604783501" text:style-name="WWNum2">
        <text:list-item>
          <text:p text:style-name="P23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3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4"><text:bookmark text:name="_kxxphgzbmjqq"/>Awards, Accolades and Certifications</text:p>
      <text:list xml:id="list2501052224" text:style-name="WWNum6">
        <text:list-item>
          <text:p text:style-name="P29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9"><text:span text:style-name="T2">Indiana Core40 </text:span><text:span text:style-name="T13">with </text:span><text:span text:style-name="T2">Academic Honors Diploma, Muncie Central High School</text:span></text:p>
        </text:list-item>
        <text:list-item>
          <text:p text:style-name="P29"><text:span text:style-name="T18">Eagle Scout - Boy Scouts of America</text:span></text:p>
        </text:list-item>
        <text:list-item>
          <text:p text:style-name="P29"><text:span text:style-name="T13">Licensed Barista SITHFAB005 &amp; SITXFSA001, CBD College, Sydney, Australia, RTO# 91399</text:span></text:p>
        </text:list-item>
      </text:list>
      <text:p text:style-name="P4"/>
      <text:p text:style-name="Heading_20_1"><text:bookmark text:name="_11x8xjg3f56k"/>Education (*)</text:p>
      <text:list xml:id="list278465202" text:style-name="WWNum7">
        <text:list-item>
          <text:p text:style-name="P30"><text:span text:style-name="T2">Ball State University <text:s/></text:span><text:span text:style-name="T13"><text:s/>⦚ <text:s text:c="2"/>Computer Science <text:s text:c="2"/>⦚ <text:s text:c="2"/></text:span><text:span text:style-name="T2">Muncie, IN</text:span></text:p>
        </text:list-item>
        <text:list-item>
          <text:p text:style-name="P30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40" meta:character-count="9573" meta:non-whitespace-character-count="7916"/>
    <meta:generator>LibreOfficeDev/6.0.5.2$Linux_X86_64 LibreOffice_project/</meta:generator>
  </office:meta>
</office:document-meta>
</file>